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DF4B9EEC.png"/>
  <manifest:file-entry manifest:media-type="image/png" manifest:full-path="Pictures/1000000000000272000002A0B152793A.png"/>
  <manifest:file-entry manifest:media-type="image/gif" manifest:full-path="Pictures/100002000000000C0000000C424A8468.gif"/>
  <manifest:file-entry manifest:media-type="image/gif" manifest:full-path="Pictures/100002000000000C0000000CC1B54C41.gif"/>
  <manifest:file-entry manifest:media-type="image/jpeg" manifest:full-path="Pictures/100000000000005A00000061B71CCCA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er_20_defecte-notes">
      <style:graphic-properties draw:fill-color="#ffffff" fo:min-height="13.114cm"/>
    </style:style>
    <style:style style:name="pr2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Per_20_defecte">
        <office:forms form:automatic-focus="false" form:apply-design-mode="false"/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Per_20_defecte_20_1">
        <office:forms form:automatic-focus="false" form:apply-design-mode="false"/>
        <draw:frame draw:style-name="gr2" draw:text-style-name="P1" draw:layer="layout" svg:width="18.686cm" svg:height="19.822cm" svg:x="5.382cm" svg:y="0.672cm">
          <draw:image xlink:href="Pictures/1000000000000272000002A0B15279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2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Per_20_defecte-title" style:display-name="Per defect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355e00" style:text-outline="false" style:text-line-through-style="none" fo:font-family="Arial" style:font-family-generic="roman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-subtitle" style:display-name="Per defec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</style:style>
    <style:style style:name="Per_20_defecte-notes" style:display-name="Per defec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066cc" style:text-outline="false" style:text-line-through-style="none" fo:font-family="Arial" style:font-family-generic="roman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2.4cm" fo:margin-right="0cm" fo:margin-top="0cm" fo:margin-bottom="0.4cm" text:enable-numbering="true" fo:text-indent="-0.8cm"/>
      <style:text-properties fo:color="#000000" fo:font-size="26pt" fo:text-shadow="none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3.6cm" fo:margin-right="0cm" fo:margin-top="0cm" fo:margin-bottom="0.3cm" text:enable-numbering="true" fo:text-indent="-0.6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4.8cm" fo:margin-right="0cm" fo:margin-top="0cm" fo:margin-bottom="0.2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7.2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8.4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9.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10.8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no-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fo:min-height="1.086cm"/>
    </style:style>
    <style:style style:name="pr1" style:family="presentation" style:parent-style-name="Per_20_defecte-title">
      <style:graphic-properties draw:fill-color="#ffffff" draw:auto-grow-height="false" fo:min-height="3.507cm"/>
    </style:style>
    <style:style style:name="pr2" style:family="presentation" style:parent-style-name="Per_20_defecte-outline1">
      <style:graphic-properties draw:fill-color="#ffffff" draw:auto-grow-height="false" fo:min-height="13.86cm"/>
    </style:style>
    <style:style style:name="pr3" style:family="presentation" style:parent-style-name="Per_20_defecte-backgroundobjects">
      <style:graphic-properties draw:textarea-horizontal-align="center" draw:textarea-vertical-align="middle"/>
    </style:style>
    <style:style style:name="pr4" style:family="presentation" style:parent-style-name="Per_20_defecte-backgroundobjects">
      <style:graphic-properties draw:stroke="none" draw:fill="none" fo:min-height="0.9cm"/>
    </style:style>
    <style:style style:name="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er_20_defecte_20_1-title">
      <style:graphic-properties draw:fill-color="#ffffff" draw:auto-grow-height="false" fo:min-height="3.507cm"/>
    </style:style>
    <style:style style:name="pr8" style:family="presentation" style:parent-style-name="Per_20_defecte_20_1-outline1">
      <style:graphic-properties draw:fill-color="#ffffff" draw:auto-grow-height="false" fo:min-height="13.86cm"/>
    </style:style>
    <style:style style:name="pr9" style:family="presentation" style:parent-style-name="Per_20_defecte_20_1-backgroundobjects">
      <style:graphic-properties draw:stroke="none" draw:fill="none" fo:min-height="0.9cm"/>
    </style:style>
    <style:style style:name="pr10" style:family="presentation" style:parent-style-name="Per_20_defecte_20_1-backgroundobjects">
      <style:graphic-properties draw:textarea-horizontal-align="center" draw:textarea-vertical-align="middle"/>
    </style:style>
    <style:style style:name="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indent="0cm" style:writing-mode="lr-tb"/>
    </style:style>
    <style:style style:name="P14" style:family="paragraph">
      <style:paragraph-properties fo:margin-left="0cm" fo:margin-right="0cm" fo:line-height="100%" text:enable-numbering="false" fo:text-indent="0cm"/>
    </style:style>
    <style:style style:name="P15" style:family="paragraph">
      <style:paragraph-properties fo:margin-left="0cm" fo:margin-right="0cm" fo:line-height="100%" text:enable-numbering="false" fo:text-indent="0cm" style:writing-mode="lr-tb"/>
      <style:text-properties fo:color="#ffffff" fo:font-size="19pt" style:font-size-asian="24pt" style:font-size-complex="24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8" style:family="paragraph">
      <style:paragraph-properties fo:margin-left="0cm" fo:margin-right="0cm" fo:line-height="100%" fo:text-align="start" text:enable-numbering="false" fo:text-indent="0cm"/>
      <style:text-properties fo:font-size="22pt"/>
    </style:style>
    <style:style style:name="P19" style:family="paragraph">
      <style:paragraph-properties fo:margin-left="0cm" fo:margin-right="0cm" fo:line-height="100%" fo:text-align="start" text:enable-numbering="false" fo:text-indent="0cm" style:writing-mode="lr-tb"/>
      <style:text-properties fo:color="#ffffff" fo:font-size="22pt" style:font-size-asian="24pt" style:font-size-complex="24pt"/>
    </style:style>
    <style:style style:name="T1" style:family="text">
      <style:text-properties fo:color="#ffffff" fo:font-family="Arial" style:font-family-generic="swiss" style:font-pitch="variable" fo:font-size="19pt" fo:language="ca" fo:country="ES" fo:font-weight="bold" style:font-size-asian="24pt" style:font-size-complex="24pt"/>
    </style:style>
    <style:style style:name="T2" style:family="text">
      <style:text-properties fo:color="#ffffff" fo:font-family="Arial" style:font-family-generic="swiss" style:font-pitch="variable" fo:font-size="19pt" fo:language="ca" fo:country="ES" fo:font-weight="bold" style:font-size-asian="24pt" style:language-asian="none" style:country-asian="none" style:font-size-complex="24pt"/>
    </style:style>
    <style:style style:name="T3" style:family="text">
      <style:text-properties fo:font-weight="bold"/>
    </style:style>
    <style:style style:name="T4" style:family="text">
      <style:text-properties fo:font-size="16pt" fo:font-weight="bold"/>
    </style:style>
    <style:style style:name="T5" style:family="text">
      <style:text-properties fo:font-size="15pt"/>
    </style:style>
    <style:style style:name="T6" style:family="text">
      <style:text-properties fo:color="#ffffff" fo:font-family="Arial" style:font-family-generic="swiss" style:font-pitch="variable" fo:font-size="22pt" fo:language="ca" fo:country="ES" fo:font-weight="bold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page-number>&lt;número&gt;</text:page-number></text:p>
        </draw:text-box>
      </draw:frame>
    </style:handout-master>
    <style:master-page style:name="Per_20_defecte" style:display-name="Per defecte" style:page-layout-name="PM1" draw:style-name="dp1">
      <office:forms form:automatic-focus="false" form:apply-design-mode="false"/>
      <draw:frame presentation:style-name="pr1" draw:layer="backgroundobjects" svg:width="25.199cm" svg:height="1.663cm" svg:x="2.2cm" svg:y="0.837cm" presentation:class="title">
        <draw:text-box>
          <text:p text:style-name="P3">Feu clic per editar el format del text </text:p>
        </draw:text-box>
      </draw:frame>
      <draw:frame presentation:style-name="pr2" draw:text-style-name="P4" draw:layer="backgroundobjects" svg:width="25.199cm" svg:height="14.386cm" svg:x="2.4cm" svg:y="4.114cm" presentation:class="outline">
        <draw:text-box>
          <text:list text:style-name="L3">
            <text:list-item>
              <text:p text:style-name="P4">Feu clic per editar el format del text del contorn</text:p>
            </text:list-item>
          </text:list>
          <text:list text:style-name="L3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15" draw:layer="backgroundobjects" svg:width="19.541cm" svg:height="2.695cm" draw:transform="rotate (1.5707963267946) translate (0.206cm 19.801cm)">
        <text:p text:style-name="P14"><text:span text:style-name="T1">UD 3. NA 3.7 </text:span><text:span text:style-name="T2">Protocols de xarxes UNIX i utilitats per als sistemes amb protocols TCP/IP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1cm">
        <draw:image xlink:href="Pictures/10000000000000580000001FDF4B9EEC.png" xlink:type="simple" xlink:show="embed" xlink:actuate="onLoad">
          <text:p text:style-name="P3"/>
        </draw:image>
      </draw:frame>
      <draw:line presentation:style-name="pr3" draw:text-style-name="P16" draw:layer="backgroundobjects" svg:x1="2.5cm" svg:y1="2.5cm" svg:x2="27.5cm" svg:y2="2.5cm">
        <text:p text:style-name="P3"/>
      </draw:line>
      <draw:frame draw:style-name="gr5" draw:text-style-name="P16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3"/>
        </draw:image>
      </draw:frame>
      <draw:frame presentation:style-name="pr4" draw:text-style-name="P2" draw:layer="backgroundobjects" svg:width="6.382cm" svg:height="0.9cm" svg:x="21.218cm" svg:y="20.3cm">
        <draw:text-box>
          <text:p text:style-name="P2"><text:span text:style-name="T3">Autor</text:span>: Sergi Tur Badenas</text:p>
        </draw:text-box>
      </draw:frame>
      <draw:line presentation:style-name="pr3" draw:text-style-name="P16" draw:layer="backgroundobjects" svg:x1="2cm" svg:y1="19cm" svg:x2="28cm" svg:y2="19cm">
        <text:p text:style-name="P3"/>
      </draw:line>
      <draw:frame draw:style-name="gr6" draw:text-style-name="P17" draw:layer="backgroundobjects" svg:width="9.478cm" svg:height="1.462cm" svg:x="10.022cm" svg:y="19.215cm">
        <draw:text-box>
          <text:p text:style-name="P17"><text:span text:style-name="T4">IES-SEP ESCOLA DE TREBALL</text:span></text:p>
          <text:p text:style-name="P17"><text:span text:style-name="T5">Crèdit 2: Gestió de xarxes d'àrea local</text:span></text:p>
        </draw:text-box>
      </draw:frame>
      <presentation:notes style:page-layout-name="PM2"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presentation:header/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presentation:footer/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page-number>&lt;número&gt;</text:page-number></text:p>
          </draw:text-box>
        </draw:frame>
      </presentation:notes>
    </style:master-page>
    <style:master-page style:name="Per_20_defecte_20_1" style:display-name="Per defecte 1" style:page-layout-name="PM1" draw:style-name="dp1">
      <office:forms form:automatic-focus="false" form:apply-design-mode="false"/>
      <draw:frame presentation:style-name="pr7" draw:layer="backgroundobjects" svg:width="25.199cm" svg:height="3.506cm" svg:x="2.5cm" svg:y="0.837cm" presentation:class="title">
        <draw:text-box>
          <text:p text:style-name="P3">Feu clic per editar el format del text del títol</text:p>
        </draw:text-box>
      </draw:frame>
      <draw:frame presentation:style-name="pr8" draw:layer="backgroundobjects" svg:width="25.199cm" svg:height="13.859cm" svg:x="2.5cm" svg:y="4.914cm" presentation:class="outline">
        <draw:text-box>
          <text:list text:style-name="L5">
            <text:list-item>
              <text:p text:style-name="P4">eu clic per editar el format del text del contorn</text:p>
            </text:list-item>
          </text:list>
          <text:list text:style-name="L5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19" draw:layer="backgroundobjects" svg:width="11.802cm" svg:height="2.695cm" draw:transform="rotate (1.5707963267946) translate (0.507cm 16.102cm)">
        <text:p text:style-name="P18"><text:span text:style-name="T6">Llicència Creative Commons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2cm">
        <draw:image xlink:href="Pictures/10000000000000580000001FDF4B9EEC.png" xlink:type="simple" xlink:show="embed" xlink:actuate="onLoad">
          <text:p text:style-name="P3"/>
        </draw:image>
      </draw:frame>
      <draw:frame presentation:style-name="pr9" draw:text-style-name="P2" draw:layer="backgroundobjects" svg:width="6.382cm" svg:height="0.9cm" svg:x="21.218cm" svg:y="20.301cm">
        <draw:text-box>
          <text:p text:style-name="P2"><text:span text:style-name="T3">Autor</text:span>: Sergi Tur Badenas</text:p>
        </draw:text-box>
      </draw:frame>
      <draw:line presentation:style-name="pr10" draw:text-style-name="P16" draw:layer="backgroundobjects" svg:x1="2cm" svg:y1="19cm" svg:x2="28cm" svg:y2="19cm">
        <text:p text:style-name="P3"/>
      </draw:line>
      <draw:frame draw:style-name="gr6" draw:text-style-name="P17" draw:layer="backgroundobjects" svg:width="9.478cm" svg:height="1.462cm" svg:x="10.022cm" svg:y="19.215cm">
        <draw:text-box>
          <text:p text:style-name="P17"><text:span text:style-name="T4">IES-SEP ESCOLA DE TREBALL</text:span></text:p>
          <text:p text:style-name="P17"><text:span text:style-name="T5">Crèdit 2: Gestió de xarxes d'àrea local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pr11" draw:text-style-name="P1" draw:layer="backgroundobjects" svg:width="9.108cm" svg:height="1.484cm" svg:x="0cm" svg:y="0cm" presentation:class="header">
          <draw:text-box>
            <text:p text:style-name="P1"><presentation:header/></text:p>
          </draw:text-box>
        </draw:frame>
        <draw:frame presentation:style-name="pr11" draw:text-style-name="P2" draw:layer="backgroundobjects" svg:width="9.108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12" draw:text-style-name="P1" draw:layer="backgroundobjects" svg:width="9.108cm" svg:height="1.484cm" svg:x="0cm" svg:y="28.216cm" presentation:class="footer">
          <draw:text-box>
            <text:p text:style-name="P1"><presentation:footer/></text:p>
          </draw:text-box>
        </draw:frame>
        <draw:frame presentation:style-name="pr12" draw:text-style-name="P2" draw:layer="backgroundobjects" svg:width="9.108cm" svg:height="1.484cm" svg:x="11.88cm" svg:y="28.216cm" presentation:class="page-number">
          <draw:text-box>
            <text:p text:style-name="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sergi</meta:initial-creator>
    <meta:creation-date>2006-06-05T11:36:42</meta:creation-date>
    <dc:creator>sergi</dc:creator>
    <dc:date>2006-06-05T14:37:23</dc:date>
    <dc:language>ca-ES</dc:language>
    <meta:editing-cycles>14</meta:editing-cycles>
    <meta:editing-duration>PT3H0M42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